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Basic/Standard/OpAmp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1</text:p>
          </table:table-cell>
          <table:table-cell table:style-name="Default" office:value-type="float" office:value="3300" calcext:value-type="float">
            <text:p>3300</text:p>
          </table:table-cell>
          <table:table-cell/>
          <table:table-cell office:value-type="string" calcext:value-type="string">
            <text:p>Vz</text:p>
          </table:table-cell>
          <table:table-cell table:style-name="ce1" office:value-type="float" office:value="2.7" calcext:value-type="float">
            <text:p>2.70</text:p>
          </table:table-cell>
          <table:table-cell/>
          <table:table-cell office:value-type="string" calcext:value-type="string">
            <text:p>Min ΔVoh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</text:p>
          </table:table-cell>
          <table:table-cell table:style-name="Default" office:value-type="float" office:value="100000" calcext:value-type="float">
            <text:p>100000</text:p>
          </table:table-cell>
          <table:table-cell table:number-columns-repeated="4"/>
          <table:table-cell office:value-type="string" calcext:value-type="string">
            <text:p>Max ΔVoh</text:p>
          </table:table-cell>
          <table:table-cell table:style-name="ce1" office:value-type="float" office:value="-0.1" calcext:value-type="float">
            <text:p>-0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le</text:p>
          </table:table-cell>
          <table:table-cell table:formula="of:=(27000+5100)/5100" office:value-type="float" office:value="6.29411764705882" calcext:value-type="float">
            <text:p>6.29</text:p>
          </table:table-cell>
          <table:table-cell table:number-columns-repeated="4"/>
          <table:table-cell office:value-type="string" calcext:value-type="string">
            <text:p>Vcc</text:p>
          </table:table-cell>
          <table:table-cell table:style-name="ce1" office:value-type="float" office:value="3.3" calcext:value-type="float">
            <text:p>3.3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Min Voh</text:p>
          </table:table-cell>
          <table:table-cell table:style-name="ce1" table:formula="of:=[.$H$3]*0.9+[.H2]" office:value-type="float" office:value="2.87" calcext:value-type="float">
            <text:p>2.87</text:p>
          </table:table-cell>
          <table:table-cell/>
          <table:table-cell office:value-type="string" calcext:value-type="string">
            <text:p>Min Vol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Max Voh</text:p>
          </table:table-cell>
          <table:table-cell table:style-name="ce1" table:formula="of:=[.$H$3]*1.1+[.H1]" office:value-type="float" office:value="3.62" calcext:value-type="float">
            <text:p>3.62</text:p>
          </table:table-cell>
          <table:table-cell/>
          <table:table-cell office:value-type="string" calcext:value-type="string">
            <text:p>Max Vol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Voh</text:p>
          </table:table-cell>
          <table:table-cell table:formula="of:=[.$H$5]" office:value-type="float" office:value="3.62" calcext:value-type="float">
            <text:p>3.62</text:p>
          </table:table-cell>
          <table:table-cell table:number-columns-repeated="4"/>
          <table:table-cell office:value-type="string" calcext:value-type="string">
            <text:p>Use 4% Extr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</text:p>
          </table:table-cell>
          <table:table-cell table:formula="of:=[.$K$4]" office:value-type="float" office:value="0.06" calcext:value-type="float">
            <text:p>0.06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Vz</text:p>
          </table:table-cell>
          <table:table-cell table:formula="of:=[.$E$1]*0.9" office:value-type="float" office:value="2.43" calcext:value-type="float">
            <text:p>2.43</text:p>
          </table:table-cell>
          <table:table-cell table:style-name="ce1" table:formula="of:=[.$E$1]*0.95" office:value-type="float" office:value="2.565" calcext:value-type="float">
            <text:p>2.57</text:p>
          </table:table-cell>
          <table:table-cell table:style-name="ce1" table:formula="of:=[.$E$1]*1" office:value-type="float" office:value="2.7" calcext:value-type="float">
            <text:p>2.70</text:p>
          </table:table-cell>
          <table:table-cell table:style-name="ce1" table:formula="of:=[.$E$1]*1.05" office:value-type="float" office:value="2.835" calcext:value-type="float">
            <text:p>2.84</text:p>
          </table:table-cell>
          <table:table-cell table:style-name="ce1" table:formula="of:=[.$E$1]*1.1" office:value-type="float" office:value="2.97" calcext:value-type="float">
            <text:p>2.97</text:p>
          </table:table-cell>
          <table:table-cell/>
          <table:table-cell office:value-type="string" calcext:value-type="string">
            <text:p>Lowest</text:p>
          </table:table-cell>
          <table:table-cell office:value-type="string" calcext:value-type="string">
            <text:p>Highest</text:p>
          </table:table-cell>
          <table:table-cell/>
          <table:table-cell office:value-type="string" calcext:value-type="string">
            <text:p>Wo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h</text:p>
          </table:table-cell>
          <table:table-cell table:formula="of:=  UH([.B$10]; [.$B$1]; [.$B$2]; [.$B$8])*[.$B$3]" office:value-type="float" office:value="15.7869688235294" calcext:value-type="float">
            <text:p>15.79</text:p>
          </table:table-cell>
          <table:table-cell table:style-name="ce1" table:formula="of:=  UH([.C$10]; [.$B$1]; [.$B$2]; [.$B$8])*[.$B$3]" office:value-type="float" office:value="16.664715" calcext:value-type="float">
            <text:p>16.66</text:p>
          </table:table-cell>
          <table:table-cell table:style-name="ce1" table:formula="of:=  UH([.D$10]; [.$B$1]; [.$B$2]; [.$B$8])*[.$B$3]" office:value-type="float" office:value="17.5424611764706" calcext:value-type="float">
            <text:p>17.54</text:p>
          </table:table-cell>
          <table:table-cell table:style-name="ce1" table:formula="of:=  UH([.E$10]; [.$B$1]; [.$B$2]; [.$B$8])*[.$B$3]" office:value-type="float" office:value="18.4202073529412" calcext:value-type="float">
            <text:p>18.42</text:p>
          </table:table-cell>
          <table:table-cell table:style-name="ce1" table:formula="of:=  UH([.F$10]; [.$B$1]; [.$B$2]; [.$B$8])*[.$B$3]" office:value-type="float" office:value="19.2979535294118" calcext:value-type="float">
            <text:p>19.30</text:p>
          </table:table-cell>
          <table:table-cell/>
          <table:table-cell table:style-name="ce1" table:formula="of:=IF([.$H$7];MIN([.B11:.F11]);MIN([.C11:.E11]))" office:value-type="float" office:value="15.7869688235294" calcext:value-type="float">
            <text:p>15.79</text:p>
          </table:table-cell>
          <table:table-cell table:style-name="ce1" table:formula="of:=IF([.$H$7];MAX([.B11:.F11]);MAX([.C11:.E11]))" office:value-type="float" office:value="19.2979535294118" calcext:value-type="float">
            <text:p>19.30</text:p>
          </table:table-cell>
          <table:table-cell/>
          <table:table-cell office:value-type="string" calcext:value-type="string">
            <text:p>Uh</text:p>
          </table:table-cell>
          <table:table-cell table:style-name="ce1" table:formula="of:=MAX([.I11:.I12];[.I22:.I23];[.I33:.I34];[.I44:.I45])" office:value-type="float" office:value="19.2979535294118" calcext:value-type="float">
            <text:p>19.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</text:p>
          </table:table-cell>
          <table:table-cell table:formula="of:=  UL([.B$10]; [.$B$1]; [.$B$2]; [.$B$7])*[.$B$3]" office:value-type="float" office:value="15.0475358823529" calcext:value-type="float">
            <text:p>15.05</text:p>
          </table:table-cell>
          <table:table-cell table:style-name="ce1" table:formula="of:=  UL([.C$10]; [.$B$1]; [.$B$2]; [.$B$7])*[.$B$3]" office:value-type="float" office:value="15.9252820588235" calcext:value-type="float">
            <text:p>15.93</text:p>
          </table:table-cell>
          <table:table-cell table:style-name="ce1" table:formula="of:=  UL([.D$10]; [.$B$1]; [.$B$2]; [.$B$7])*[.$B$3]" office:value-type="float" office:value="16.8030282352941" calcext:value-type="float">
            <text:p>16.80</text:p>
          </table:table-cell>
          <table:table-cell table:style-name="ce1" table:formula="of:=  UL([.E$10]; [.$B$1]; [.$B$2]; [.$B$7])*[.$B$3]" office:value-type="float" office:value="17.6807744117647" calcext:value-type="float">
            <text:p>17.68</text:p>
          </table:table-cell>
          <table:table-cell table:style-name="ce1" table:formula="of:=  UL([.F$10]; [.$B$1]; [.$B$2]; [.$B$7])*[.$B$3]" office:value-type="float" office:value="18.5585205882353" calcext:value-type="float">
            <text:p>18.56</text:p>
          </table:table-cell>
          <table:table-cell/>
          <table:table-cell table:style-name="ce1" table:formula="of:=IF([.$H$7];MIN([.B12:.F12]);MIN([.C12:.E12]))" office:value-type="float" office:value="15.0475358823529" calcext:value-type="float">
            <text:p>15.05</text:p>
          </table:table-cell>
          <table:table-cell table:style-name="ce1" table:formula="of:=IF([.$H$7];MAX([.B12:.F12]);MAX([.C12:.E12]))" office:value-type="float" office:value="18.5585205882353" calcext:value-type="float">
            <text:p>18.56</text:p>
          </table:table-cell>
          <table:table-cell/>
          <table:table-cell office:value-type="string" calcext:value-type="string">
            <text:p>Ul</text:p>
          </table:table-cell>
          <table:table-cell table:style-name="ce1" table:formula="of:=MIN([.H11:.H12];[.H22:.H23];[.H33:.H34];[.H44:.H45])" office:value-type="float" office:value="15.0475358823529" calcext:value-type="float">
            <text:p>15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</text:p>
          </table:table-cell>
          <table:table-cell table:formula="of:=([.B11]+[.B12])/2" office:value-type="float" office:value="15.4172523529412" calcext:value-type="float">
            <text:p>15.42</text:p>
          </table:table-cell>
          <table:table-cell table:style-name="ce1" table:formula="of:=([.C11]+[.C12])/2" office:value-type="float" office:value="16.2949985294118" calcext:value-type="float">
            <text:p>16.29</text:p>
          </table:table-cell>
          <table:table-cell table:style-name="ce1" table:formula="of:=([.D11]+[.D12])/2" office:value-type="float" office:value="17.1727447058823" calcext:value-type="float">
            <text:p>17.17</text:p>
          </table:table-cell>
          <table:table-cell table:style-name="ce1" table:formula="of:=([.E11]+[.E12])/2" office:value-type="float" office:value="18.0504908823529" calcext:value-type="float">
            <text:p>18.05</text:p>
          </table:table-cell>
          <table:table-cell table:style-name="ce1" table:formula="of:=([.F11]+[.F12])/2" office:value-type="float" office:value="18.9282370588235" calcext:value-type="float">
            <text:p>18.93</text:p>
          </table:table-cell>
          <table:table-cell table:number-columns-repeated="4"/>
          <table:table-cell office:value-type="string" calcext:value-type="string">
            <text:p>Uc</text:p>
          </table:table-cell>
          <table:table-cell table:style-name="ce1" table:formula="of:=([.L11]+[.L12])/2" office:value-type="float" office:value="17.1727447058823" calcext:value-type="float">
            <text:p>17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</text:p>
          </table:table-cell>
          <table:table-cell table:formula="of:=[.B11]-[.B12]" office:value-type="float" office:value="0.739432941176471" calcext:value-type="float">
            <text:p>0.74</text:p>
          </table:table-cell>
          <table:table-cell table:style-name="ce1" table:formula="of:=[.C11]-[.C12]" office:value-type="float" office:value="0.739432941176471" calcext:value-type="float">
            <text:p>0.74</text:p>
          </table:table-cell>
          <table:table-cell table:style-name="ce1" table:formula="of:=[.D11]-[.D12]" office:value-type="float" office:value="0.739432941176471" calcext:value-type="float">
            <text:p>0.74</text:p>
          </table:table-cell>
          <table:table-cell table:style-name="ce1" table:formula="of:=[.E11]-[.E12]" office:value-type="float" office:value="0.739432941176467" calcext:value-type="float">
            <text:p>0.74</text:p>
          </table:table-cell>
          <table:table-cell table:style-name="ce1" table:formula="of:=[.F11]-[.F12]" office:value-type="float" office:value="0.739432941176471" calcext:value-type="float">
            <text:p>0.74</text:p>
          </table:table-cell>
          <table:table-cell table:number-columns-repeated="4"/>
          <table:table-cell office:value-type="string" calcext:value-type="string">
            <text:p>Uw</text:p>
          </table:table-cell>
          <table:table-cell table:style-name="ce1" table:formula="of:=[.L11]-[.L12]" office:value-type="float" office:value="4.25041764705882" calcext:value-type="float">
            <text:p>4.25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Voh</text:p>
          </table:table-cell>
          <table:table-cell table:formula="of:=[.$H$4]" office:value-type="float" office:value="2.87" calcext:value-type="float">
            <text:p>2.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</text:p>
          </table:table-cell>
          <table:table-cell table:formula="of:=[.$K$5]" office:value-type="float" office:value="0.18" calcext:value-type="float">
            <text:p>0.18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9"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z</text:p>
          </table:table-cell>
          <table:table-cell table:formula="of:=[.$E$1]*0.9" office:value-type="float" office:value="2.43" calcext:value-type="float">
            <text:p>2.43</text:p>
          </table:table-cell>
          <table:table-cell table:style-name="ce1" table:formula="of:=[.$E$1]*0.95" office:value-type="float" office:value="2.565" calcext:value-type="float">
            <text:p>2.57</text:p>
          </table:table-cell>
          <table:table-cell table:style-name="ce1" table:formula="of:=[.$E$1]*1" office:value-type="float" office:value="2.7" calcext:value-type="float">
            <text:p>2.70</text:p>
          </table:table-cell>
          <table:table-cell table:style-name="ce1" table:formula="of:=[.$E$1]*1.05" office:value-type="float" office:value="2.835" calcext:value-type="float">
            <text:p>2.84</text:p>
          </table:table-cell>
          <table:table-cell table:style-name="ce1" table:formula="of:=[.$E$1]*1.1" office:value-type="float" office:value="2.97" calcext:value-type="float">
            <text:p>2.97</text:p>
          </table:table-cell>
          <table:table-cell/>
          <table:table-cell office:value-type="string" calcext:value-type="string">
            <text:p>Lowest</text:p>
          </table:table-cell>
          <table:table-cell office:value-type="string" calcext:value-type="string">
            <text:p>Highest</text:p>
          </table:table-cell>
          <table:table-cell/>
          <table:table-cell office:value-type="string" calcext:value-type="string">
            <text:p>Uh</text:p>
          </table:table-cell>
          <table:table-cell table:style-name="ce1" table:formula="of:=[.$L11]+[.$L11]*[.L$20]/100" office:value-type="float" office:value="18.5260353882353" calcext:value-type="float">
            <text:p>18.53</text:p>
          </table:table-cell>
          <table:table-cell table:style-name="ce1" office:value-type="float" office:value="18.53" calcext:value-type="float">
            <text:p>18.53</text:p>
          </table:table-cell>
          <table:table-cell table:style-name="ce1" table:formula="of:=[.$L11]+[.$L11]*[.N20]/100" office:value-type="float" office:value="19.2979535294118" calcext:value-type="float">
            <text:p>19.30</text:p>
          </table:table-cell>
          <table:table-cell table:style-name="ce1" table:formula="of:=[.$L11]+[.$L11]*[.O20]/100" office:value-type="float" office:value="19.6839126" calcext:value-type="float">
            <text:p>19.68</text:p>
          </table:table-cell>
          <table:table-cell table:style-name="ce1" table:formula="of:=[.$L11]+[.$L11]*[.P20]/100" office:value-type="float" office:value="20.0698716705882" calcext:value-type="float">
            <text:p>20.07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formula="of:=  UH([.B$21]; [.$B$1]; [.$B$2]; [.$B$19])*[.$B$3]" office:value-type="float" office:value="15.7620441176471" calcext:value-type="float">
            <text:p>15.76</text:p>
          </table:table-cell>
          <table:table-cell table:style-name="ce1" table:formula="of:=  UH([.C$21]; [.$B$1]; [.$B$2]; [.$B$19])*[.$B$3]" office:value-type="float" office:value="16.6397902941176" calcext:value-type="float">
            <text:p>16.64</text:p>
          </table:table-cell>
          <table:table-cell table:style-name="ce1" table:formula="of:=  UH([.D$21]; [.$B$1]; [.$B$2]; [.$B$19])*[.$B$3]" office:value-type="float" office:value="17.5175364705882" calcext:value-type="float">
            <text:p>17.52</text:p>
          </table:table-cell>
          <table:table-cell table:style-name="ce1" table:formula="of:=  UH([.E$21]; [.$B$1]; [.$B$2]; [.$B$19])*[.$B$3]" office:value-type="float" office:value="18.3952826470588" calcext:value-type="float">
            <text:p>18.40</text:p>
          </table:table-cell>
          <table:table-cell table:style-name="ce1" table:formula="of:=  UH([.F$21]; [.$B$1]; [.$B$2]; [.$B$19])*[.$B$3]" office:value-type="float" office:value="19.2730288235294" calcext:value-type="float">
            <text:p>19.27</text:p>
          </table:table-cell>
          <table:table-cell/>
          <table:table-cell table:style-name="ce1" table:formula="of:=IF([.$H$7];MIN([.B22:.F22]);MIN([.C22:.E22]))" office:value-type="float" office:value="15.7620441176471" calcext:value-type="float">
            <text:p>15.76</text:p>
          </table:table-cell>
          <table:table-cell table:style-name="ce1" table:formula="of:=IF([.$H$7];MAX([.B22:.F22]);MAX([.C22:.E22]))" office:value-type="float" office:value="19.2730288235294" calcext:value-type="float">
            <text:p>19.27</text:p>
          </table:table-cell>
          <table:table-cell/>
          <table:table-cell office:value-type="string" calcext:value-type="string">
            <text:p>Ul</text:p>
          </table:table-cell>
          <table:table-cell table:style-name="ce1" table:formula="of:=[.$L12]+[.$L12]*[.L$20]/100" office:value-type="float" office:value="14.4456344470588" calcext:value-type="float">
            <text:p>14.45</text:p>
          </table:table-cell>
          <table:table-cell table:style-name="ce1" table:formula="of:=[.$L12]+[.$L12]*[.M$20]/100" office:value-type="float" office:value="14.7465851647059" calcext:value-type="float">
            <text:p>14.75</text:p>
          </table:table-cell>
          <table:table-cell table:style-name="ce1" table:formula="of:=[.$L12]+[.$L12]*[.N$20]/100" office:value-type="float" office:value="15.0475358823529" calcext:value-type="float">
            <text:p>15.05</text:p>
          </table:table-cell>
          <table:table-cell table:style-name="ce1" table:formula="of:=[.$L12]+[.$L12]*[.O$20]/100" office:value-type="float" office:value="15.3484866" calcext:value-type="float">
            <text:p>15.35</text:p>
          </table:table-cell>
          <table:table-cell table:style-name="ce1" table:formula="of:=[.$L12]+[.$L12]*[.P$20]/100" office:value-type="float" office:value="15.649437317647" calcext:value-type="float">
            <text:p>15.65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table:formula="of:=  UL([.B$21]; [.$B$1]; [.$B$2]; [.$B$18])*[.$B$3]" office:value-type="float" office:value="15.2033152941176" calcext:value-type="float">
            <text:p>15.20</text:p>
          </table:table-cell>
          <table:table-cell table:style-name="ce1" table:formula="of:=  UL([.C$21]; [.$B$1]; [.$B$2]; [.$B$18])*[.$B$3]" office:value-type="float" office:value="16.0810614705882" calcext:value-type="float">
            <text:p>16.08</text:p>
          </table:table-cell>
          <table:table-cell table:style-name="ce1" table:formula="of:=  UL([.D$21]; [.$B$1]; [.$B$2]; [.$B$18])*[.$B$3]" office:value-type="float" office:value="16.9588076470588" calcext:value-type="float">
            <text:p>16.96</text:p>
          </table:table-cell>
          <table:table-cell table:style-name="ce1" table:formula="of:=  UL([.E$21]; [.$B$1]; [.$B$2]; [.$B$18])*[.$B$3]" office:value-type="float" office:value="17.8365538235294" calcext:value-type="float">
            <text:p>17.84</text:p>
          </table:table-cell>
          <table:table-cell table:style-name="ce1" table:formula="of:=  UL([.F$21]; [.$B$1]; [.$B$2]; [.$B$18])*[.$B$3]" office:value-type="float" office:value="18.7143" calcext:value-type="float">
            <text:p>18.71</text:p>
          </table:table-cell>
          <table:table-cell/>
          <table:table-cell table:style-name="ce1" table:formula="of:=IF([.$H$7];MIN([.B23:.F23]);MIN([.C23:.E23]))" office:value-type="float" office:value="15.2033152941176" calcext:value-type="float">
            <text:p>15.20</text:p>
          </table:table-cell>
          <table:table-cell table:style-name="ce1" table:formula="of:=IF([.$H$7];MAX([.B23:.F23]);MAX([.C23:.E23]))" office:value-type="float" office:value="18.7143" calcext:value-type="float">
            <text:p>18.71</text:p>
          </table:table-cell>
          <table:table-cell/>
          <table:table-cell office:value-type="string" calcext:value-type="string">
            <text:p>Uc</text:p>
          </table:table-cell>
          <table:table-cell table:style-name="ce1" table:formula="of:=([.L21]+[.L22])/2" office:value-type="float" office:value="16.485834917647" calcext:value-type="float">
            <text:p>16.49</text:p>
          </table:table-cell>
          <table:table-cell table:style-name="ce1" table:formula="of:=([.M21]+[.M22])/2" office:value-type="float" office:value="16.6382925823529" calcext:value-type="float">
            <text:p>16.64</text:p>
          </table:table-cell>
          <table:table-cell table:style-name="ce1" table:formula="of:=([.N21]+[.N22])/2" office:value-type="float" office:value="17.1727447058823" calcext:value-type="float">
            <text:p>17.17</text:p>
          </table:table-cell>
          <table:table-cell table:style-name="ce1" table:formula="of:=([.O21]+[.O22])/2" office:value-type="float" office:value="17.5161996" calcext:value-type="float">
            <text:p>17.52</text:p>
          </table:table-cell>
          <table:table-cell table:style-name="ce1" table:formula="of:=([.P21]+[.P22])/2" office:value-type="float" office:value="17.8596544941176" calcext:value-type="float">
            <text:p>17.86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formula="of:=([.B22]+[.B23])/2" office:value-type="float" office:value="15.4826797058823" calcext:value-type="float">
            <text:p>15.48</text:p>
          </table:table-cell>
          <table:table-cell table:style-name="ce1" table:formula="of:=([.C22]+[.C23])/2" office:value-type="float" office:value="16.3604258823529" calcext:value-type="float">
            <text:p>16.36</text:p>
          </table:table-cell>
          <table:table-cell table:style-name="ce1" table:formula="of:=([.D22]+[.D23])/2" office:value-type="float" office:value="17.2381720588235" calcext:value-type="float">
            <text:p>17.24</text:p>
          </table:table-cell>
          <table:table-cell table:style-name="ce1" table:formula="of:=([.E22]+[.E23])/2" office:value-type="float" office:value="18.1159182352941" calcext:value-type="float">
            <text:p>18.12</text:p>
          </table:table-cell>
          <table:table-cell table:style-name="ce1" table:formula="of:=([.F22]+[.F23])/2" office:value-type="float" office:value="18.9936644117647" calcext:value-type="float">
            <text:p>18.99</text:p>
          </table:table-cell>
          <table:table-cell table:number-columns-repeated="4"/>
          <table:table-cell office:value-type="string" calcext:value-type="string">
            <text:p>Uw</text:p>
          </table:table-cell>
          <table:table-cell table:style-name="ce1" table:formula="of:=[.L21]-[.L22]" office:value-type="float" office:value="4.08040094117647" calcext:value-type="float">
            <text:p>4.08</text:p>
          </table:table-cell>
          <table:table-cell table:style-name="ce1" table:formula="of:=[.M21]-[.M22]" office:value-type="float" office:value="3.78341483529413" calcext:value-type="float">
            <text:p>3.78</text:p>
          </table:table-cell>
          <table:table-cell table:style-name="ce1" table:formula="of:=[.N21]-[.N22]" office:value-type="float" office:value="4.25041764705882" calcext:value-type="float">
            <text:p>4.25</text:p>
          </table:table-cell>
          <table:table-cell table:style-name="ce1" table:formula="of:=[.O21]-[.O22]" office:value-type="float" office:value="4.335426" calcext:value-type="float">
            <text:p>4.34</text:p>
          </table:table-cell>
          <table:table-cell table:style-name="ce1" table:formula="of:=[.P21]-[.P22]" office:value-type="float" office:value="4.42043435294118" calcext:value-type="float">
            <text:p>4.42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formula="of:=[.B22]-[.B23]" office:value-type="float" office:value="0.558728823529412" calcext:value-type="float">
            <text:p>0.56</text:p>
          </table:table-cell>
          <table:table-cell table:style-name="ce1" table:formula="of:=[.C22]-[.C23]" office:value-type="float" office:value="0.558728823529414" calcext:value-type="float">
            <text:p>0.56</text:p>
          </table:table-cell>
          <table:table-cell table:style-name="ce1" table:formula="of:=[.D22]-[.D23]" office:value-type="float" office:value="0.558728823529414" calcext:value-type="float">
            <text:p>0.56</text:p>
          </table:table-cell>
          <table:table-cell table:style-name="ce1" table:formula="of:=[.E22]-[.E23]" office:value-type="float" office:value="0.558728823529414" calcext:value-type="float">
            <text:p>0.56</text:p>
          </table:table-cell>
          <table:table-cell table:style-name="ce1" table:formula="of:=[.F22]-[.F23]" office:value-type="float" office:value="0.55872882352941" calcext:value-type="float">
            <text:p>0.56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Uh_max</text:p>
          </table:table-cell>
          <table:table-cell table:style-name="ce1" table:formula="of:=MAX([.L21:.P21])" office:value-type="float" office:value="20.0698716705882" calcext:value-type="float">
            <text:p>20.0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Ul_min</text:p>
          </table:table-cell>
          <table:table-cell table:style-name="ce1" table:formula="of:=MIN([.L22:.P22])" office:value-type="float" office:value="14.4456344470588" calcext:value-type="float">
            <text:p>14.4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Voh</text:p>
          </table:table-cell>
          <table:table-cell table:formula="of:=[.$H$5]" office:value-type="float" office:value="3.62" calcext:value-type="float">
            <text:p>3.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</text:p>
          </table:table-cell>
          <table:table-cell table:formula="of:=[.$K$5]" office:value-type="float" office:value="0.18" calcext:value-type="float">
            <text:p>0.18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Vz</text:p>
          </table:table-cell>
          <table:table-cell table:formula="of:=[.$E$1]*0.9" office:value-type="float" office:value="2.43" calcext:value-type="float">
            <text:p>2.43</text:p>
          </table:table-cell>
          <table:table-cell table:style-name="ce1" table:formula="of:=[.$E$1]*0.95" office:value-type="float" office:value="2.565" calcext:value-type="float">
            <text:p>2.57</text:p>
          </table:table-cell>
          <table:table-cell table:style-name="ce1" table:formula="of:=[.$E$1]*1" office:value-type="float" office:value="2.7" calcext:value-type="float">
            <text:p>2.70</text:p>
          </table:table-cell>
          <table:table-cell table:style-name="ce1" table:formula="of:=[.$E$1]*1.05" office:value-type="float" office:value="2.835" calcext:value-type="float">
            <text:p>2.84</text:p>
          </table:table-cell>
          <table:table-cell table:style-name="ce1" table:formula="of:=[.$E$1]*1.1" office:value-type="float" office:value="2.97" calcext:value-type="float">
            <text:p>2.97</text:p>
          </table:table-cell>
          <table:table-cell/>
          <table:table-cell office:value-type="string" calcext:value-type="string">
            <text:p>Lowest</text:p>
          </table:table-cell>
          <table:table-cell office:value-type="string" calcext:value-type="string">
            <text:p>High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h</text:p>
          </table:table-cell>
          <table:table-cell table:formula="of:=  UH([.B$10]; [.$B$1]; [.$B$2]; [.$B$30])*[.$B$3]" office:value-type="float" office:value="15.7620441176471" calcext:value-type="float">
            <text:p>15.76</text:p>
          </table:table-cell>
          <table:table-cell table:style-name="ce1" table:formula="of:=  UH([.C$10]; [.$B$1]; [.$B$2]; [.$B$30])*[.$B$3]" office:value-type="float" office:value="16.6397902941176" calcext:value-type="float">
            <text:p>16.64</text:p>
          </table:table-cell>
          <table:table-cell table:style-name="ce1" table:formula="of:=  UH([.D$10]; [.$B$1]; [.$B$2]; [.$B$30])*[.$B$3]" office:value-type="float" office:value="17.5175364705882" calcext:value-type="float">
            <text:p>17.52</text:p>
          </table:table-cell>
          <table:table-cell table:style-name="ce1" table:formula="of:=  UH([.E$10]; [.$B$1]; [.$B$2]; [.$B$30])*[.$B$3]" office:value-type="float" office:value="18.3952826470588" calcext:value-type="float">
            <text:p>18.40</text:p>
          </table:table-cell>
          <table:table-cell table:style-name="ce1" table:formula="of:=  UH([.F$10]; [.$B$1]; [.$B$2]; [.$B$30])*[.$B$3]" office:value-type="float" office:value="19.2730288235294" calcext:value-type="float">
            <text:p>19.27</text:p>
          </table:table-cell>
          <table:table-cell/>
          <table:table-cell table:style-name="ce1" table:formula="of:=IF([.$H$7];MIN([.B33:.F33]);MIN([.C33:.E33]))" office:value-type="float" office:value="15.7620441176471" calcext:value-type="float">
            <text:p>15.76</text:p>
          </table:table-cell>
          <table:table-cell table:style-name="ce1" table:formula="of:=IF([.$H$7];MAX([.B33:.F33]);MAX([.C33:.E33]))" office:value-type="float" office:value="19.2730288235294" calcext:value-type="float">
            <text:p>19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</text:p>
          </table:table-cell>
          <table:table-cell table:formula="of:=  UL([.B$10]; [.$B$1]; [.$B$2]; [.$B$29])*[.$B$3]" office:value-type="float" office:value="15.0475358823529" calcext:value-type="float">
            <text:p>15.05</text:p>
          </table:table-cell>
          <table:table-cell table:style-name="ce1" table:formula="of:=  UL([.C$10]; [.$B$1]; [.$B$2]; [.$B$29])*[.$B$3]" office:value-type="float" office:value="15.9252820588235" calcext:value-type="float">
            <text:p>15.93</text:p>
          </table:table-cell>
          <table:table-cell table:style-name="ce1" table:formula="of:=  UL([.D$10]; [.$B$1]; [.$B$2]; [.$B$29])*[.$B$3]" office:value-type="float" office:value="16.8030282352941" calcext:value-type="float">
            <text:p>16.80</text:p>
          </table:table-cell>
          <table:table-cell table:style-name="ce1" table:formula="of:=  UL([.E$10]; [.$B$1]; [.$B$2]; [.$B$29])*[.$B$3]" office:value-type="float" office:value="17.6807744117647" calcext:value-type="float">
            <text:p>17.68</text:p>
          </table:table-cell>
          <table:table-cell table:style-name="ce1" table:formula="of:=  UL([.F$10]; [.$B$1]; [.$B$2]; [.$B$29])*[.$B$3]" office:value-type="float" office:value="18.5585205882353" calcext:value-type="float">
            <text:p>18.56</text:p>
          </table:table-cell>
          <table:table-cell/>
          <table:table-cell table:style-name="ce1" table:formula="of:=IF([.$H$7];MIN([.B34:.F34]);MIN([.C34:.E34]))" office:value-type="float" office:value="15.0475358823529" calcext:value-type="float">
            <text:p>15.05</text:p>
          </table:table-cell>
          <table:table-cell table:style-name="ce1" table:formula="of:=IF([.$H$7];MAX([.B34:.F34]);MAX([.C34:.E34]))" office:value-type="float" office:value="18.5585205882353" calcext:value-type="float">
            <text:p>18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c</text:p>
          </table:table-cell>
          <table:table-cell table:formula="of:=([.B33]+[.B34])/2" office:value-type="float" office:value="15.40479" calcext:value-type="float">
            <text:p>15.40</text:p>
          </table:table-cell>
          <table:table-cell table:style-name="ce1" table:formula="of:=([.C33]+[.C34])/2" office:value-type="float" office:value="16.2825361764706" calcext:value-type="float">
            <text:p>16.28</text:p>
          </table:table-cell>
          <table:table-cell table:style-name="ce1" table:formula="of:=([.D33]+[.D34])/2" office:value-type="float" office:value="17.1602823529412" calcext:value-type="float">
            <text:p>17.16</text:p>
          </table:table-cell>
          <table:table-cell table:style-name="ce1" table:formula="of:=([.E33]+[.E34])/2" office:value-type="float" office:value="18.0380285294118" calcext:value-type="float">
            <text:p>18.04</text:p>
          </table:table-cell>
          <table:table-cell table:style-name="ce1" table:formula="of:=([.F33]+[.F34])/2" office:value-type="float" office:value="18.9157747058823" calcext:value-type="float">
            <text:p>18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w</text:p>
          </table:table-cell>
          <table:table-cell table:formula="of:=[.B33]-[.B34]" office:value-type="float" office:value="0.714508235294119" calcext:value-type="float">
            <text:p>0.71</text:p>
          </table:table-cell>
          <table:table-cell table:style-name="ce1" table:formula="of:=[.C33]-[.C34]" office:value-type="float" office:value="0.714508235294119" calcext:value-type="float">
            <text:p>0.71</text:p>
          </table:table-cell>
          <table:table-cell table:style-name="ce1" table:formula="of:=[.D33]-[.D34]" office:value-type="float" office:value="0.714508235294119" calcext:value-type="float">
            <text:p>0.71</text:p>
          </table:table-cell>
          <table:table-cell table:style-name="ce1" table:formula="of:=[.E33]-[.E34]" office:value-type="float" office:value="0.714508235294119" calcext:value-type="float">
            <text:p>0.71</text:p>
          </table:table-cell>
          <table:table-cell table:style-name="ce1" table:formula="of:=[.F33]-[.F34]" office:value-type="float" office:value="0.714508235294119" calcext:value-type="float">
            <text:p>0.71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Voh</text:p>
          </table:table-cell>
          <table:table-cell table:formula="of:=[.$H$4]" office:value-type="float" office:value="2.87" calcext:value-type="float">
            <text:p>2.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</text:p>
          </table:table-cell>
          <table:table-cell table:formula="of:=[.$K$4]" office:value-type="float" office:value="0.06" calcext:value-type="float">
            <text:p>0.06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Vz</text:p>
          </table:table-cell>
          <table:table-cell table:formula="of:=[.$E$1]*0.9" office:value-type="float" office:value="2.43" calcext:value-type="float">
            <text:p>2.43</text:p>
          </table:table-cell>
          <table:table-cell table:style-name="ce1" table:formula="of:=[.$E$1]*0.95" office:value-type="float" office:value="2.565" calcext:value-type="float">
            <text:p>2.57</text:p>
          </table:table-cell>
          <table:table-cell table:style-name="ce1" table:formula="of:=[.$E$1]*1" office:value-type="float" office:value="2.7" calcext:value-type="float">
            <text:p>2.70</text:p>
          </table:table-cell>
          <table:table-cell table:style-name="ce1" table:formula="of:=[.$E$1]*1.05" office:value-type="float" office:value="2.835" calcext:value-type="float">
            <text:p>2.84</text:p>
          </table:table-cell>
          <table:table-cell table:style-name="ce1" table:formula="of:=[.$E$1]*1.1" office:value-type="float" office:value="2.97" calcext:value-type="float">
            <text:p>2.97</text:p>
          </table:table-cell>
          <table:table-cell/>
          <table:table-cell office:value-type="string" calcext:value-type="string">
            <text:p>Lowest</text:p>
          </table:table-cell>
          <table:table-cell office:value-type="string" calcext:value-type="string">
            <text:p>High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h</text:p>
          </table:table-cell>
          <table:table-cell table:formula="of:=  UH([.B$21]; [.$B$1]; [.$B$2]; [.$B$41])*[.$B$3]" office:value-type="float" office:value="15.7869688235294" calcext:value-type="float">
            <text:p>15.79</text:p>
          </table:table-cell>
          <table:table-cell table:style-name="ce1" table:formula="of:=  UH([.C$21]; [.$B$1]; [.$B$2]; [.$B$41])*[.$B$3]" office:value-type="float" office:value="16.664715" calcext:value-type="float">
            <text:p>16.66</text:p>
          </table:table-cell>
          <table:table-cell table:style-name="ce1" table:formula="of:=  UH([.D$21]; [.$B$1]; [.$B$2]; [.$B$41])*[.$B$3]" office:value-type="float" office:value="17.5424611764706" calcext:value-type="float">
            <text:p>17.54</text:p>
          </table:table-cell>
          <table:table-cell table:style-name="ce1" table:formula="of:=  UH([.E$21]; [.$B$1]; [.$B$2]; [.$B$41])*[.$B$3]" office:value-type="float" office:value="18.4202073529412" calcext:value-type="float">
            <text:p>18.42</text:p>
          </table:table-cell>
          <table:table-cell table:style-name="ce1" table:formula="of:=  UH([.F$21]; [.$B$1]; [.$B$2]; [.$B$41])*[.$B$3]" office:value-type="float" office:value="19.2979535294118" calcext:value-type="float">
            <text:p>19.30</text:p>
          </table:table-cell>
          <table:table-cell/>
          <table:table-cell table:style-name="ce1" table:formula="of:=IF([.$H$7];MIN([.B44:.F44]);MIN([.C44:.E44]))" office:value-type="float" office:value="15.7869688235294" calcext:value-type="float">
            <text:p>15.79</text:p>
          </table:table-cell>
          <table:table-cell table:style-name="ce1" table:formula="of:=IF([.$H$7];MAX([.B44:.F44]);MAX([.C44:.E44]))" office:value-type="float" office:value="19.2979535294118" calcext:value-type="float">
            <text:p>19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</text:p>
          </table:table-cell>
          <table:table-cell table:formula="of:=  UL([.B$21]; [.$B$1]; [.$B$2]; [.$B$40])*[.$B$3]" office:value-type="float" office:value="15.2033152941176" calcext:value-type="float">
            <text:p>15.20</text:p>
          </table:table-cell>
          <table:table-cell table:style-name="ce1" table:formula="of:=  UL([.C$21]; [.$B$1]; [.$B$2]; [.$B$40])*[.$B$3]" office:value-type="float" office:value="16.0810614705882" calcext:value-type="float">
            <text:p>16.08</text:p>
          </table:table-cell>
          <table:table-cell table:style-name="ce1" table:formula="of:=  UL([.D$21]; [.$B$1]; [.$B$2]; [.$B$40])*[.$B$3]" office:value-type="float" office:value="16.9588076470588" calcext:value-type="float">
            <text:p>16.96</text:p>
          </table:table-cell>
          <table:table-cell table:style-name="ce1" table:formula="of:=  UL([.E$21]; [.$B$1]; [.$B$2]; [.$B$40])*[.$B$3]" office:value-type="float" office:value="17.8365538235294" calcext:value-type="float">
            <text:p>17.84</text:p>
          </table:table-cell>
          <table:table-cell table:style-name="ce1" table:formula="of:=  UL([.F$21]; [.$B$1]; [.$B$2]; [.$B$40])*[.$B$3]" office:value-type="float" office:value="18.7143" calcext:value-type="float">
            <text:p>18.71</text:p>
          </table:table-cell>
          <table:table-cell/>
          <table:table-cell table:style-name="ce1" table:formula="of:=IF([.$H$7];MIN([.B45:.F45]);MIN([.C45:.E45]))" office:value-type="float" office:value="15.2033152941176" calcext:value-type="float">
            <text:p>15.20</text:p>
          </table:table-cell>
          <table:table-cell table:style-name="ce1" table:formula="of:=IF([.$H$7];MAX([.B45:.F45]);MAX([.C45:.E45]))" office:value-type="float" office:value="18.7143" calcext:value-type="float">
            <text:p>18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c</text:p>
          </table:table-cell>
          <table:table-cell table:formula="of:=([.B44]+[.B45])/2" office:value-type="float" office:value="15.4951420588235" calcext:value-type="float">
            <text:p>15.50</text:p>
          </table:table-cell>
          <table:table-cell table:style-name="ce1" table:formula="of:=([.C44]+[.C45])/2" office:value-type="float" office:value="16.3728882352941" calcext:value-type="float">
            <text:p>16.37</text:p>
          </table:table-cell>
          <table:table-cell table:style-name="ce1" table:formula="of:=([.D44]+[.D45])/2" office:value-type="float" office:value="17.2506344117647" calcext:value-type="float">
            <text:p>17.25</text:p>
          </table:table-cell>
          <table:table-cell table:style-name="ce1" table:formula="of:=([.E44]+[.E45])/2" office:value-type="float" office:value="18.1283805882353" calcext:value-type="float">
            <text:p>18.13</text:p>
          </table:table-cell>
          <table:table-cell table:style-name="ce1" table:formula="of:=([.F44]+[.F45])/2" office:value-type="float" office:value="19.0061267647059" calcext:value-type="float">
            <text:p>19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w</text:p>
          </table:table-cell>
          <table:table-cell table:formula="of:=[.B44]-[.B45]" office:value-type="float" office:value="0.583653529411764" calcext:value-type="float">
            <text:p>0.58</text:p>
          </table:table-cell>
          <table:table-cell table:style-name="ce1" table:formula="of:=[.C44]-[.C45]" office:value-type="float" office:value="0.583653529411766" calcext:value-type="float">
            <text:p>0.58</text:p>
          </table:table-cell>
          <table:table-cell table:style-name="ce1" table:formula="of:=[.D44]-[.D45]" office:value-type="float" office:value="0.583653529411766" calcext:value-type="float">
            <text:p>0.58</text:p>
          </table:table-cell>
          <table:table-cell table:style-name="ce1" table:formula="of:=[.E44]-[.E45]" office:value-type="float" office:value="0.583653529411762" calcext:value-type="float">
            <text:p>0.58</text:p>
          </table:table-cell>
          <table:table-cell table:style-name="ce1" table:formula="of:=[.F44]-[.F45]" office:value-type="float" office:value="0.583653529411762" calcext:value-type="float">
            <text:p>0.5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04:31:33.7762532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5-06-03T04:53:29.263228617</meta:creation-date>
    <meta:generator>LibreOffice/7.3.2.2$Linux_X86_64 LibreOffice_project/49f2b1bff42cfccbd8f788c8dc32c1c309559be0</meta:generator>
    <dc:date>2025-06-10T04:32:46.032211937</dc:date>
    <meta:editing-duration>PT2H14M3S</meta:editing-duration>
    <meta:editing-cycles>86</meta:editing-cycles>
    <meta:document-statistic meta:table-count="1" meta:cell-count="226" meta:object-count="0"/>
  </office:meta>
</office:document-meta>
</file>

<file path=Basic/Standard/OpAmp.xml><?xml version="1.0" encoding="utf-8"?>
<!DOCTYPE module  PUBLIC '-//OpenOffice.org//DTD OfficeDocument 1.0//EN'  'module.dtd'>
<script:module xmlns:script="http://openoffice.org/2000/script" script:name="OpAmp" script:language="StarBasic" script:moduleType="normal">REM  iUh = Vref * R2 / (R1 + R2) + Voh * R1 / (R1 + R2)
Function iUh(Vref, R1, R2, Voh)
   i Uh = Vref * R2 / (R1 + R2) + Voh * R1 / (R1 + R2)
End Function

REM iUl = Vref * R2 / (R1 + R2) + Vol * R1 / (R1 + R2)
Function iUl(Vref, R1, R2, Vol)
    iUl =Vref * R2 / (R1 + R2) + Vol * R1 / (R1 + R2)
End Function

REM  Uh = Vref * (R1 + R2) / R2 - Vol * R1 / R2
Function Uh(Vref, R1, R2, Vol)
    Uh = Vref * (R1 + R2) / R2 - Vol * R1 / R2
End Function

REM  Ul = Vref * (R1 + R2) / R2 - Voh * R1 / R2
Function Ul(Vref, R1, R2, Voh)
    Ul = Vref * (R1 + R2) / R2 - Voh * R1 / R2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Amp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